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5dd0" officeooo:paragraph-rsid="000c9425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b5dd0" officeooo:paragraph-rsid="000c942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b5dd0" officeooo:paragraph-rsid="000c942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413fb" officeooo:paragraph-rsid="000c942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9158" officeooo:paragraph-rsid="000c942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9158" officeooo:paragraph-rsid="000cd92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9158" officeooo:paragraph-rsid="000cf09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9158" officeooo:paragraph-rsid="000e44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413fb" officeooo:paragraph-rsid="000c942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413fb" officeooo:paragraph-rsid="000cd92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413fb" officeooo:paragraph-rsid="000cf09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e447a" officeooo:paragraph-rsid="000e447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c9425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cd926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cf099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weight="normal" officeooo:rsid="000c9425" officeooo:paragraph-rsid="000c942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c9425" officeooo:paragraph-rsid="000c942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cd926" officeooo:paragraph-rsid="000cd92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cf099" officeooo:paragraph-rsid="000cf09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e447a" officeooo:paragraph-rsid="000e447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style:text-underline-style="none" fo:font-weight="bold" officeooo:rsid="001413fb" officeooo:paragraph-rsid="000c9425" style:font-size-asian="13pt" style:font-weight-asian="bold" style:font-size-complex="13pt" style:font-weight-complex="bold"/>
    </style:style>
    <style:style style:name="P22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b5dd0" officeooo:paragraph-rsid="000c9425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e447a" officeooo:paragraph-rsid="000e447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2pt" style:text-underline-style="solid" style:text-underline-width="auto" style:text-underline-color="font-color" fo:font-weight="normal" officeooo:rsid="000e7ab7" officeooo:paragraph-rsid="000e7ab7" style:font-size-asian="10.5pt" style:font-weight-asian="normal" style:font-size-complex="12pt" style:font-weight-complex="normal"/>
    </style:style>
    <style:style style:name="T1" style:family="text">
      <style:text-properties officeooo:rsid="000c9425"/>
    </style:style>
    <style:style style:name="T2" style:family="text">
      <style:text-properties officeooo:rsid="000cd926"/>
    </style:style>
    <style:style style:name="T3" style:family="text">
      <style:text-properties officeooo:rsid="000cf099"/>
    </style:style>
    <style:style style:name="T4" style:family="text">
      <style:text-properties officeooo:rsid="000e7a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akel María Brynjólfsdóttir<text:tab/><text:tab/><text:tab/><text:tab/><text:tab/><text:tab/><text:tab/><text:tab/><text:span text:style-name="T4"><text:tab/><text:tab/><text:tab/></text:span>rmb3@hi.is</text:p>
      <text:p text:style-name="P1">Dæmahópur 9<text:tab/><text:tab/><text:tab/><text:tab/><text:tab/><text:tab/><text:tab/><text:tab/><text:tab/><text:tab/><text:span text:style-name="T4"><text:tab/><text:tab/><text:tab/></text:span>skil: <text:span text:style-name="T1">11</text:span>.08.15</text:p>
      <text:p text:style-name="P1">Dæmatímakennari: Kristófer Montazeri</text:p>
      <text:p text:style-name="P1"/>
      <text:p text:style-name="P2">Tölvunarfræði 1</text:p>
      <text:p text:style-name="P2">Heimadæmi <text:span text:style-name="T1">2</text:span></text:p>
      <text:p text:style-name="P3"><text:s text:c="94"/><text:span text:style-name="T4"><text:s text:c="27"/></text:span><text:s text:c="43"/></text:p>
      <text:p text:style-name="P3"/>
      <text:p text:style-name="P21">Dæmi 1</text:p>
      <text:p text:style-name="P4"/>
      <text:p text:style-name="P16">public class EvenDiv { </text:p>
      <text:p text:style-name="P16"/>
      <text:p text:style-name="P16"><text:tab/>public static void main (String[] args) { </text:p>
      <text:p text:style-name="P16"/>
      <text:p text:style-name="P16"><text:tab/><text:tab/>int a = Integer.parseInt(args[0]); </text:p>
      <text:p text:style-name="P16"><text:tab/><text:tab/>int b = Integer.parseInt(args[1]); </text:p>
      <text:p text:style-name="P16"><text:tab/><text:tab/> </text:p>
      <text:p text:style-name="P16"><text:tab/><text:tab/>if (a % b == 0 || b % a == 0) { </text:p>
      <text:p text:style-name="P16"/>
      <text:p text:style-name="P16"><text:tab/><text:tab/><text:tab/>System.out.println("True"); </text:p>
      <text:p text:style-name="P16"><text:tab/><text:tab/>} </text:p>
      <text:p text:style-name="P16"/>
      <text:p text:style-name="P16"><text:tab/><text:tab/>else System.out.println("False"); </text:p>
      <text:p text:style-name="P16"><text:tab/>}<text:tab/> <text:s text:c="3"/></text:p>
      <text:p text:style-name="P16">}</text:p>
      <text:p text:style-name="P16"/>
      <text:p text:style-name="P5">Dæmi um keyrslu:</text:p>
      <text:p text:style-name="P5"/>
      <text:p text:style-name="P17">java EvenDiv 6 2 </text:p>
      <text:p text:style-name="P17">True </text:p>
      <text:p text:style-name="P17"/>
      <text:p text:style-name="P9"/>
      <text:p text:style-name="P13">Dæmi <text:span text:style-name="T1">2</text:span></text:p>
      <text:p text:style-name="P9"/>
      <text:p text:style-name="P17">public class BMI { </text:p>
      <text:p text:style-name="P17"/>
      <text:p text:style-name="P17"><text:tab/>public static void main (String[] args) { </text:p>
      <text:p text:style-name="P17"/>
      <text:p text:style-name="P17"><text:tab/><text:tab/>double tyngd = Double.parseDouble(args[0]); </text:p>
      <text:p text:style-name="P17"><text:tab/><text:tab/>double haed = Double.parseDouble(args[1]); </text:p>
      <text:p text:style-name="P17"><text:tab/><text:tab/>System.out.println("BMI stuðull er " + tyngd/(haed*haed)); </text:p>
      <text:p text:style-name="P17"><text:tab/>}<text:tab/> <text:s text:c="4"/></text:p>
      <text:p text:style-name="P17">}</text:p>
      <text:p text:style-name="P17"/>
      <text:p text:style-name="P5">Dæmi um keyrslu:</text:p>
      <text:p text:style-name="P5"/>
      <text:p text:style-name="P17">java BMI 65 1.8 </text:p>
      <text:p text:style-name="P17">BMI stuðull er 20.061728395061728 </text:p>
      <text:p text:style-name="P9"/>
      <text:p text:style-name="P9"/>
      <text:p text:style-name="P13"><text:soft-page-break/>Dæmi <text:span text:style-name="T1">3</text:span></text:p>
      <text:p text:style-name="P9"/>
      <text:p text:style-name="P18">public class SlembiBil { </text:p>
      <text:p text:style-name="P18"/>
      <text:p text:style-name="P18"><text:tab/>public static void main (String[] args) { </text:p>
      <text:p text:style-name="P18"/>
      <text:p text:style-name="P18"><text:tab/><text:tab/>double a = Double.parseDouble(args[0]); </text:p>
      <text:p text:style-name="P18"><text:tab/><text:tab/>double b = Double.parseDouble(args[1]); </text:p>
      <text:p text:style-name="P18"><text:tab/><text:tab/>double ran = Math.random()*(b-a)+a; </text:p>
      <text:p text:style-name="P18"/>
      <text:p text:style-name="P18"><text:tab/><text:tab/>System.out.println(ran); </text:p>
      <text:p text:style-name="P18"><text:tab/>}<text:tab/> <text:s text:c="4"/></text:p>
      <text:p text:style-name="P18">}</text:p>
      <text:p text:style-name="P18"/>
      <text:p text:style-name="P6">Dæmi um keyrslu:</text:p>
      <text:p text:style-name="P6"/>
      <text:p text:style-name="P18">java SlembiBil 0.05 0.06 </text:p>
      <text:p text:style-name="P18">0.053596259366244986 </text:p>
      <text:p text:style-name="P18"/>
      <text:p text:style-name="P18"/>
      <text:p text:style-name="P14">Dæmi <text:span text:style-name="T2">4</text:span></text:p>
      <text:p text:style-name="P10"/>
      <text:p text:style-name="P19">public class Pizza <text:s/>{ </text:p>
      <text:p text:style-name="P19"><text:tab/> </text:p>
      <text:p text:style-name="P19"><text:tab/>public static void main (String[] args) { </text:p>
      <text:p text:style-name="P19"/>
      <text:p text:style-name="P19"><text:tab/><text:tab/>double tommur = Double.parseDouble(args[0]); </text:p>
      <text:p text:style-name="P19"><text:tab/><text:tab/>double sm = tommur * 2.54; </text:p>
      <text:p text:style-name="P19"><text:tab/><text:tab/>double rad = sm / 2; </text:p>
      <text:p text:style-name="P19"><text:tab/><text:tab/>double flat = Math.PI * rad * rad; </text:p>
      <text:p text:style-name="P19"><text:tab/><text:tab/>int nemi = (int) flat / 500; </text:p>
      <text:p text:style-name="P19"/>
      <text:p text:style-name="P19"><text:tab/><text:tab/>if (nemi == 1) { </text:p>
      <text:p text:style-name="P19"><text:tab/><text:tab/><text:tab/>System.out.println("Þessi pizza nægir fyrir " + nemi + " nema"); </text:p>
      <text:p text:style-name="P19"><text:tab/><text:tab/>} </text:p>
      <text:p text:style-name="P19"><text:tab/><text:tab/>else </text:p>
      <text:p text:style-name="P19"/>
      <text:p text:style-name="P19"><text:tab/><text:tab/>System.out.println("Þessi pizza nægir fyrir " + nemi + " nemendur"); </text:p>
      <text:p text:style-name="P19"><text:tab/>} </text:p>
      <text:p text:style-name="P19">} </text:p>
      <text:p text:style-name="P19"/>
      <text:p text:style-name="P7">Dæmi um keyrslu:</text:p>
      <text:p text:style-name="P7"/>
      <text:p text:style-name="P19">java Pizza 16 </text:p>
      <text:p text:style-name="P19">Þessi pizza nægir fyrir 2 nemendur </text:p>
      <text:p text:style-name="P19"/>
      <text:p text:style-name="P19">java Pizza 12 </text:p>
      <text:p text:style-name="P19">Þessi pizza nægir fyrir 1 nema </text:p>
      <text:p text:style-name="P19"/>
      <text:p text:style-name="P15"/>
      <text:p text:style-name="P15"><text:soft-page-break/>Dæmi <text:span text:style-name="T3">5</text:span></text:p>
      <text:p text:style-name="P11"/>
      <text:p text:style-name="P20">public class EindaKerfi <text:s/>{ </text:p>
      <text:p text:style-name="P12"><text:tab/> </text:p>
      <text:p text:style-name="P20"><text:tab/>public static void main (String[] args) { </text:p>
      <text:p text:style-name="P20"/>
      <text:p text:style-name="P20"><text:tab/><text:tab/>double fjarlægð = Double.parseDouble(args[0]); </text:p>
      <text:p text:style-name="P20"><text:tab/><text:tab/>double massi1 = Double.parseDouble(args[1]); </text:p>
      <text:p text:style-name="P20"><text:tab/><text:tab/>double massi2 = Double.parseDouble(args[2]); </text:p>
      <text:p text:style-name="P20"/>
      <text:p text:style-name="P20"><text:tab/><text:tab/>double miðja = fjarlægð*(massi2/(massi1+massi2)); </text:p>
      <text:p text:style-name="P20"/>
      <text:p text:style-name="P20"><text:tab/><text:tab/>System.out.println(miðja); </text:p>
      <text:p text:style-name="P20"><text:tab/>} </text:p>
      <text:p text:style-name="P20">} </text:p>
      <text:p text:style-name="P20"/>
      <text:p text:style-name="P8">Dæmi um keyrslu:</text:p>
      <text:p text:style-name="P8"/>
      <text:p text:style-name="P20">java EindaKerfi 19600 0.0021 0.000254 </text:p>
      <text:p text:style-name="P20">2114.868309260833 </text:p>
      <text:p text:style-name="P20"/>
      <text:p text:style-name="P24"><text:s text:c="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189in" fo:margin-right="0.049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09-10T18:47:21.064464768</meta:creation-date>
    <dc:date>2015-09-11T10:14:42.894187156</dc:date>
    <dc:creator>Rakel </dc:creator>
    <meta:editing-duration>PT12M9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3" meta:paragraph-count="80" meta:word-count="274" meta:character-count="2184" meta:non-whitespace-character-count="1571"/>
  </office:meta>
</office:document-meta>
</file>